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6e7" officeooo:paragraph-rsid="000f26e7"/>
    </style:style>
    <style:style style:name="P2" style:family="paragraph" style:parent-style-name="Standard">
      <style:text-properties officeooo:rsid="000f7563" officeooo:paragraph-rsid="000f26e7"/>
    </style:style>
    <style:style style:name="P3" style:family="paragraph" style:parent-style-name="Standard">
      <style:text-properties officeooo:rsid="000f7563" officeooo:paragraph-rsid="000f7563"/>
    </style:style>
    <style:style style:name="P4" style:family="paragraph" style:parent-style-name="Standard">
      <style:text-properties officeooo:rsid="00104a31" officeooo:paragraph-rsid="00104a31"/>
    </style:style>
    <style:style style:name="T1" style:family="text">
      <style:text-properties fo:color="#cc6c1d" style:font-name="Monospace" fo:font-size="10pt" fo:background-color="#373737" loext:char-shading-value="0" style:font-size-asian="10pt"/>
    </style:style>
    <style:style style:name="T2" style:family="text">
      <style:text-properties fo:color="#cc6c1d" style:font-name="Monospace" fo:font-size="10pt" officeooo:rsid="0012171a" fo:background-color="#1b6291" loext:char-shading-value="0" style:font-size-asian="10pt"/>
    </style:style>
    <style:style style:name="T3" style:family="text">
      <style:text-properties fo:color="#d9e8f7" style:font-name="Monospace" fo:font-size="10pt" fo:background-color="#373737" loext:char-shading-value="0" style:font-size-asian="10pt"/>
    </style:style>
    <style:style style:name="T4" style:family="text">
      <style:text-properties fo:color="#d9e8f7" style:font-name="Monospace" fo:font-size="10pt" fo:background-color="#1b6291" loext:char-shading-value="0" style:font-size-asian="10pt"/>
    </style:style>
    <style:style style:name="T5" style:family="text">
      <style:text-properties fo:color="#80f2f6" style:font-name="Monospace" fo:font-size="10pt" fo:background-color="#373737" loext:char-shading-value="0" style:font-size-asian="10pt"/>
    </style:style>
    <style:style style:name="T6" style:family="text">
      <style:text-properties fo:color="#e6e6fa" style:font-name="Monospace" fo:font-size="10pt" fo:background-color="#373737" loext:char-shading-value="0" style:font-size-asian="10pt"/>
    </style:style>
    <style:style style:name="T7" style:family="text">
      <style:text-properties fo:color="#e6e6fa" style:font-name="Monospace" fo:font-size="10pt" fo:background-color="#1b6291" loext:char-shading-value="0" style:font-size-asian="10pt"/>
    </style:style>
    <style:style style:name="T8" style:family="text">
      <style:text-properties fo:color="#b166da" style:font-name="Monospace" fo:font-size="10pt" fo:background-color="#373737" loext:char-shading-value="0" style:font-size-asian="10pt"/>
    </style:style>
    <style:style style:name="T9" style:family="text">
      <style:text-properties fo:color="#a0a0a0" style:font-name="Monospace" fo:font-size="10pt" fo:font-style="italic" fo:background-color="#373737" loext:char-shading-value="0" style:font-size-asian="10pt" style:font-style-asian="italic"/>
    </style:style>
    <style:style style:name="T10" style:family="text">
      <style:text-properties fo:color="#f9faf4" style:font-name="Monospace" fo:font-size="10pt" fo:background-color="#373737" loext:char-shading-value="0" style:font-size-asian="10pt"/>
    </style:style>
    <style:style style:name="T11" style:family="text">
      <style:text-properties fo:color="#f9faf4" style:font-name="Monospace" fo:font-size="10pt" officeooo:rsid="0012171a" fo:background-color="#373737" loext:char-shading-value="0" style:font-size-asian="10pt"/>
    </style:style>
    <style:style style:name="T12" style:family="text">
      <style:text-properties fo:color="#f9faf4" style:font-name="Monospace" fo:font-size="10pt" officeooo:rsid="00136632" fo:background-color="#373737" loext:char-shading-value="0" style:font-size-asian="10pt"/>
    </style:style>
    <style:style style:name="T13" style:family="text">
      <style:text-properties fo:color="#f9faf4" style:font-name="Monospace" fo:font-size="10pt" fo:background-color="#1b6291" loext:char-shading-value="0" style:font-size-asian="10pt"/>
    </style:style>
    <style:style style:name="T14" style:family="text">
      <style:text-properties fo:color="#cc81ba" style:font-name="Monospace" fo:font-size="10pt" fo:font-style="italic" fo:background-color="#373737" loext:char-shading-value="0" style:font-size-asian="10pt" style:font-style-asian="italic"/>
    </style:style>
    <style:style style:name="T15" style:family="text">
      <style:text-properties fo:color="#8ddaf8" style:font-name="Monospace" fo:font-size="10pt" fo:font-style="italic" fo:font-weight="bold" fo:background-color="#373737" loext:char-shading-value="0" style:font-size-asian="10pt" style:font-style-asian="italic" style:font-weight-asian="bold"/>
    </style:style>
    <style:style style:name="T16" style:family="text">
      <style:text-properties fo:color="#1290c3" style:font-name="Monospace" fo:font-size="10pt" fo:background-color="#1b6291" loext:char-shading-value="0" style:font-size-asian="10pt"/>
    </style:style>
    <style:style style:name="T17" style:family="text">
      <style:text-properties fo:color="#96ec3f" style:font-name="Monospace" fo:font-size="10pt" fo:font-style="italic" fo:background-color="#1b6291" loext:char-shading-value="0" style:font-size-asian="10pt" style:font-style-asian="italic"/>
    </style:style>
    <style:style style:name="T18" style:family="text">
      <style:text-properties fo:color="#f3ec79" style:font-name="Monospace" fo:font-size="10pt" fo:background-color="#1b6291" loext:char-shading-value="0" style:font-size-asian="10pt"/>
    </style:style>
    <style:style style:name="T19" style:family="text">
      <style:text-properties fo:color="#80f6a7" style:font-name="Monospace" fo:font-size="10pt" fo:background-color="#1b6291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llstack Spring Boot – Angular</text:p>
      <text:p text:style-name="P1"/>
      <text:p text:style-name="P1">Anotações</text:p>
      <text:p text:style-name="P1"/>
      <text:p text:style-name="P1">@RestController – identifica que a classe é um controlador Rest</text:p>
      <text:p text:style-name="P1">@RequestMapping(“/recursos”) - mapeia e identifica como será identificado e chamado este recurso na url</text:p>
      <text:p text:style-name="P1"/>
      <text:p text:style-name="P1"><text:span text:style-name="T1">extends</text:span><text:span text:style-name="T3"> </text:span><text:span text:style-name="T5">JpaRepository</text:span><text:span text:style-name="T6">&lt;</text:span><text:span text:style-name="T8">Categoria</text:span><text:span text:style-name="T6">,</text:span><text:span text:style-name="T3"> </text:span><text:span text:style-name="T8">Long</text:span><text:span text:style-name="T6">&gt;</text:span></text:p>
      <text:p text:style-name="P1"><text:span text:style-name="T6"/></text:p>
      <text:p text:style-name="P1"><text:span text:style-name="T6">@GetMapping – vai no método e indica que ele fará uma ação HTTP Get</text:span></text:p>
      <text:p text:style-name="P1"><text:span text:style-name="T6"/></text:p>
      <text:p text:style-name="P2"><text:span text:style-name="T6"/></text:p>
      <text:p text:style-name="P3">ResponseEntity: Entidade de resposta. Permite enviar mensagens HTTP de acordo com a situação. Ex: ok, not found, bad request…</text:p>
      <text:p text:style-name="P3"/>
      <text:p text:style-name="P4">@PostMapping: anotação no método que informa que ele chamará a ação POST no http.</text:p>
      <text:p text:style-name="P4"/>
      <text:p text:style-name="P4">@RequestBody: Anotação na entidade que está sendo passada como parâmetro e que está vindo do post. Ex: salvando uma entidade pessoa via postman. @RequestBody Pessoa pessoa como argumento no método salvar.</text:p>
      <text:p text:style-name="P1"/>
      <text:p text:style-name="P1"><text:span text:style-name="T9">@ResponseStatus</text:span><text:span text:style-name="T10">(</text:span><text:span text:style-name="T14">HttpStatus</text:span><text:span text:style-name="T6">.</text:span><text:span text:style-name="T15">CREATED</text:span><text:span text:style-name="T10">) – </text:span><text:span text:style-name="T11">informa qual a resposta aquele método retornará ao ser executado.</text:span></text:p>
      <text:p text:style-name="P1"><text:span text:style-name="T11"/></text:p>
      <text:p text:style-name="P1"><text:span text:style-name="T2">return</text:span><text:span text:style-name="T4"> </text:span><text:span text:style-name="T16">ResponseEntity</text:span><text:span text:style-name="T7">.</text:span><text:span text:style-name="T17">created</text:span><text:span text:style-name="T13">(</text:span><text:span text:style-name="T18">uri</text:span><text:span text:style-name="T13">)</text:span><text:span text:style-name="T7">.</text:span><text:span text:style-name="T19">body</text:span><text:span text:style-name="T13">(</text:span><text:span text:style-name="T18">categoriaSalva</text:span><text:span text:style-name="T13">)</text:span><text:span text:style-name="T7">;</text:span><text:span text:style-name="T11"> - </text:span><text:span text:style-name="T12">Substitui o @ResponseStatus, pois no retorno do método já diz qual é a mensag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3:52:03.440228162</meta:creation-date>
    <dc:date>2020-03-22T20:09:49.605797419</dc:date>
    <meta:editing-duration>PT17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6" meta:character-count="963" meta:non-whitespace-character-count="834"/>
  </office:meta>
</office:document-meta>
</file>